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jvZvgatOaVhJeqO3T37If1adfCBmZe0DBfq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7T11:17:47.770427985</meta:creation-date>
    <dc:date>2023-02-07T11:18:14.954580929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0.7.3$Linux_X86_64 LibreOffice_project/00m0$Build-3</meta:generator>
  </office:meta>
</office:document-meta>
</file>